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>
            <text:p>Level</text:p>
          </table:table-cell>
          <table:table-cell office:value-type="string">
            <text:p>Required xp</text:p>
          </table:table-cell>
          <table:table-cell office:value-type="string">
            <text:p>Min per kill</text:p>
          </table:table-cell>
          <table:table-cell office:value-type="string">
            <text:p>Max per kill</text:p>
          </table:table-cell>
          <table:table-cell office:value-type="string">
            <text:p>Min kills</text:p>
          </table:table-cell>
          <table:table-cell office:value-type="string">
            <text:p>Max kills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table:formula="of:=ROUNDDOWN(100*([.$J$3]^([.A2]-1)))" office:value-type="float" office:value="100">
            <text:p>100</text:p>
          </table:table-cell>
          <table:table-cell table:formula="of:=ROUNDDOWN([.$K$3]+([.$H$3]*[.$A2]))" office:value-type="float" office:value="24">
            <text:p>24</text:p>
          </table:table-cell>
          <table:table-cell table:formula="of:=ROUNDDOWN([.$K$3]+([.$I$3]*[.$A2]))" office:value-type="float" office:value="25">
            <text:p>25</text:p>
          </table:table-cell>
          <table:table-cell table:formula="of:=ROUNDUP([.B2]/[.D2])" office:value-type="float" office:value="4">
            <text:p>4</text:p>
          </table:table-cell>
          <table:table-cell table:formula="of:=ROUNDUP([.B2]/[.C2])" office:value-type="float" office:value="5">
            <text:p>5</text:p>
          </table:table-cell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XP Exponent</text:p>
          </table:table-cell>
          <table:table-cell office:value-type="string">
            <text:p>Base XP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ROUNDDOWN(100*([.$J$3]^([.A3]-1)))" office:value-type="float" office:value="111">
            <text:p>111</text:p>
          </table:table-cell>
          <table:table-cell table:formula="of:=ROUNDDOWN([.$K$3]+([.$H$3]*[.$A3]))" office:value-type="float" office:value="28">
            <text:p>28</text:p>
          </table:table-cell>
          <table:table-cell table:formula="of:=ROUNDDOWN([.$K$3]+([.$I$3]*[.$A3]))" office:value-type="float" office:value="30">
            <text:p>30</text:p>
          </table:table-cell>
          <table:table-cell table:formula="of:=ROUNDUP([.B3]/[.D3])" office:value-type="float" office:value="4">
            <text:p>4</text:p>
          </table:table-cell>
          <table:table-cell table:formula="of:=ROUNDUP([.B3]/[.C3])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.116">
            <text:p>1.116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ROUNDDOWN(100*([.$J$3]^([.A4]-1)))" office:value-type="float" office:value="124">
            <text:p>124</text:p>
          </table:table-cell>
          <table:table-cell table:formula="of:=ROUNDDOWN([.$K$3]+([.$H$3]*[.$A4]))" office:value-type="float" office:value="32">
            <text:p>32</text:p>
          </table:table-cell>
          <table:table-cell table:formula="of:=ROUNDDOWN([.$K$3]+([.$I$3]*[.$A4]))" office:value-type="float" office:value="35">
            <text:p>35</text:p>
          </table:table-cell>
          <table:table-cell table:formula="of:=ROUNDUP([.B4]/[.D4])" office:value-type="float" office:value="4">
            <text:p>4</text:p>
          </table:table-cell>
          <table:table-cell table:formula="of:=ROUNDUP([.B4]/[.C4])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table:formula="of:=ROUNDDOWN(100*([.$J$3]^([.A5]-1)))" office:value-type="float" office:value="138">
            <text:p>138</text:p>
          </table:table-cell>
          <table:table-cell table:formula="of:=ROUNDDOWN([.$K$3]+([.$H$3]*[.$A5]))" office:value-type="float" office:value="36">
            <text:p>36</text:p>
          </table:table-cell>
          <table:table-cell table:formula="of:=ROUNDDOWN([.$K$3]+([.$I$3]*[.$A5]))" office:value-type="float" office:value="40">
            <text:p>40</text:p>
          </table:table-cell>
          <table:table-cell table:formula="of:=ROUNDUP([.B5]/[.D5])" office:value-type="float" office:value="4">
            <text:p>4</text:p>
          </table:table-cell>
          <table:table-cell table:formula="of:=ROUNDUP([.B5]/[.C5])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table:formula="of:=ROUNDDOWN(100*([.$J$3]^([.A6]-1)))" office:value-type="float" office:value="155">
            <text:p>155</text:p>
          </table:table-cell>
          <table:table-cell table:formula="of:=ROUNDDOWN([.$K$3]+([.$H$3]*[.$A6]))" office:value-type="float" office:value="40">
            <text:p>40</text:p>
          </table:table-cell>
          <table:table-cell table:formula="of:=ROUNDDOWN([.$K$3]+([.$I$3]*[.$A6]))" office:value-type="float" office:value="45">
            <text:p>45</text:p>
          </table:table-cell>
          <table:table-cell table:formula="of:=ROUNDUP([.B6]/[.D6])" office:value-type="float" office:value="4">
            <text:p>4</text:p>
          </table:table-cell>
          <table:table-cell table:formula="of:=ROUNDUP([.B6]/[.C6])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table:formula="of:=ROUNDDOWN(100*([.$J$3]^([.A7]-1)))" office:value-type="float" office:value="173">
            <text:p>173</text:p>
          </table:table-cell>
          <table:table-cell table:formula="of:=ROUNDDOWN([.$K$3]+([.$H$3]*[.$A7]))" office:value-type="float" office:value="44">
            <text:p>44</text:p>
          </table:table-cell>
          <table:table-cell table:formula="of:=ROUNDDOWN([.$K$3]+([.$I$3]*[.$A7]))" office:value-type="float" office:value="50">
            <text:p>50</text:p>
          </table:table-cell>
          <table:table-cell table:formula="of:=ROUNDUP([.B7]/[.D7])" office:value-type="float" office:value="4">
            <text:p>4</text:p>
          </table:table-cell>
          <table:table-cell table:formula="of:=ROUNDUP([.B7]/[.C7])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table:formula="of:=ROUNDDOWN(100*([.$J$3]^([.A8]-1)))" office:value-type="float" office:value="193">
            <text:p>193</text:p>
          </table:table-cell>
          <table:table-cell table:formula="of:=ROUNDDOWN([.$K$3]+([.$H$3]*[.$A8]))" office:value-type="float" office:value="48">
            <text:p>48</text:p>
          </table:table-cell>
          <table:table-cell table:formula="of:=ROUNDDOWN([.$K$3]+([.$I$3]*[.$A8]))" office:value-type="float" office:value="55">
            <text:p>55</text:p>
          </table:table-cell>
          <table:table-cell table:formula="of:=ROUNDUP([.B8]/[.D8])" office:value-type="float" office:value="4">
            <text:p>4</text:p>
          </table:table-cell>
          <table:table-cell table:formula="of:=ROUNDUP([.B8]/[.C8])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table:formula="of:=ROUNDDOWN(100*([.$J$3]^([.A9]-1)))" office:value-type="float" office:value="215">
            <text:p>215</text:p>
          </table:table-cell>
          <table:table-cell table:formula="of:=ROUNDDOWN([.$K$3]+([.$H$3]*[.$A9]))" office:value-type="float" office:value="52">
            <text:p>52</text:p>
          </table:table-cell>
          <table:table-cell table:formula="of:=ROUNDDOWN([.$K$3]+([.$I$3]*[.$A9]))" office:value-type="float" office:value="60">
            <text:p>60</text:p>
          </table:table-cell>
          <table:table-cell table:formula="of:=ROUNDUP([.B9]/[.D9])" office:value-type="float" office:value="4">
            <text:p>4</text:p>
          </table:table-cell>
          <table:table-cell table:formula="of:=ROUNDUP([.B9]/[.C9])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table:formula="of:=ROUNDDOWN(100*([.$J$3]^([.A10]-1)))" office:value-type="float" office:value="240">
            <text:p>240</text:p>
          </table:table-cell>
          <table:table-cell table:formula="of:=ROUNDDOWN([.$K$3]+([.$H$3]*[.$A10]))" office:value-type="float" office:value="56">
            <text:p>56</text:p>
          </table:table-cell>
          <table:table-cell table:formula="of:=ROUNDDOWN([.$K$3]+([.$I$3]*[.$A10]))" office:value-type="float" office:value="65">
            <text:p>65</text:p>
          </table:table-cell>
          <table:table-cell table:formula="of:=ROUNDUP([.B10]/[.D10])" office:value-type="float" office:value="4">
            <text:p>4</text:p>
          </table:table-cell>
          <table:table-cell table:formula="of:=ROUNDUP([.B10]/[.C10])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table:formula="of:=ROUNDDOWN(100*([.$J$3]^([.A11]-1)))" office:value-type="float" office:value="268">
            <text:p>268</text:p>
          </table:table-cell>
          <table:table-cell table:formula="of:=ROUNDDOWN([.$K$3]+([.$H$3]*[.$A11]))" office:value-type="float" office:value="60">
            <text:p>60</text:p>
          </table:table-cell>
          <table:table-cell table:formula="of:=ROUNDDOWN([.$K$3]+([.$I$3]*[.$A11]))" office:value-type="float" office:value="70">
            <text:p>70</text:p>
          </table:table-cell>
          <table:table-cell table:formula="of:=ROUNDUP([.B11]/[.D11])" office:value-type="float" office:value="4">
            <text:p>4</text:p>
          </table:table-cell>
          <table:table-cell table:formula="of:=ROUNDUP([.B11]/[.C11])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table:formula="of:=ROUNDDOWN(100*([.$J$3]^([.A12]-1)))" office:value-type="float" office:value="299">
            <text:p>299</text:p>
          </table:table-cell>
          <table:table-cell table:formula="of:=ROUNDDOWN([.$K$3]+([.$H$3]*[.$A12]))" office:value-type="float" office:value="64">
            <text:p>64</text:p>
          </table:table-cell>
          <table:table-cell table:formula="of:=ROUNDDOWN([.$K$3]+([.$I$3]*[.$A12]))" office:value-type="float" office:value="75">
            <text:p>75</text:p>
          </table:table-cell>
          <table:table-cell table:formula="of:=ROUNDUP([.B12]/[.D12])" office:value-type="float" office:value="4">
            <text:p>4</text:p>
          </table:table-cell>
          <table:table-cell table:formula="of:=ROUNDUP([.B12]/[.C12])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table:formula="of:=ROUNDDOWN(100*([.$J$3]^([.A13]-1)))" office:value-type="float" office:value="334">
            <text:p>334</text:p>
          </table:table-cell>
          <table:table-cell table:formula="of:=ROUNDDOWN([.$K$3]+([.$H$3]*[.$A13]))" office:value-type="float" office:value="68">
            <text:p>68</text:p>
          </table:table-cell>
          <table:table-cell table:formula="of:=ROUNDDOWN([.$K$3]+([.$I$3]*[.$A13]))" office:value-type="float" office:value="80">
            <text:p>80</text:p>
          </table:table-cell>
          <table:table-cell table:formula="of:=ROUNDUP([.B13]/[.D13])" office:value-type="float" office:value="5">
            <text:p>5</text:p>
          </table:table-cell>
          <table:table-cell table:formula="of:=ROUNDUP([.B13]/[.C13])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table:formula="of:=ROUNDDOWN(100*([.$J$3]^([.A14]-1)))" office:value-type="float" office:value="373">
            <text:p>373</text:p>
          </table:table-cell>
          <table:table-cell table:formula="of:=ROUNDDOWN([.$K$3]+([.$H$3]*[.$A14]))" office:value-type="float" office:value="72">
            <text:p>72</text:p>
          </table:table-cell>
          <table:table-cell table:formula="of:=ROUNDDOWN([.$K$3]+([.$I$3]*[.$A14]))" office:value-type="float" office:value="85">
            <text:p>85</text:p>
          </table:table-cell>
          <table:table-cell table:formula="of:=ROUNDUP([.B14]/[.D14])" office:value-type="float" office:value="5">
            <text:p>5</text:p>
          </table:table-cell>
          <table:table-cell table:formula="of:=ROUNDUP([.B14]/[.C14])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table:formula="of:=ROUNDDOWN(100*([.$J$3]^([.A15]-1)))" office:value-type="float" office:value="416">
            <text:p>416</text:p>
          </table:table-cell>
          <table:table-cell table:formula="of:=ROUNDDOWN([.$K$3]+([.$H$3]*[.$A15]))" office:value-type="float" office:value="76">
            <text:p>76</text:p>
          </table:table-cell>
          <table:table-cell table:formula="of:=ROUNDDOWN([.$K$3]+([.$I$3]*[.$A15]))" office:value-type="float" office:value="90">
            <text:p>90</text:p>
          </table:table-cell>
          <table:table-cell table:formula="of:=ROUNDUP([.B15]/[.D15])" office:value-type="float" office:value="5">
            <text:p>5</text:p>
          </table:table-cell>
          <table:table-cell table:formula="of:=ROUNDUP([.B15]/[.C15])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table:formula="of:=ROUNDDOWN(100*([.$J$3]^([.A16]-1)))" office:value-type="float" office:value="464">
            <text:p>464</text:p>
          </table:table-cell>
          <table:table-cell table:formula="of:=ROUNDDOWN([.$K$3]+([.$H$3]*[.$A16]))" office:value-type="float" office:value="80">
            <text:p>80</text:p>
          </table:table-cell>
          <table:table-cell table:formula="of:=ROUNDDOWN([.$K$3]+([.$I$3]*[.$A16]))" office:value-type="float" office:value="95">
            <text:p>95</text:p>
          </table:table-cell>
          <table:table-cell table:formula="of:=ROUNDUP([.B16]/[.D16])" office:value-type="float" office:value="5">
            <text:p>5</text:p>
          </table:table-cell>
          <table:table-cell table:formula="of:=ROUNDUP([.B16]/[.C16])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table:formula="of:=ROUNDDOWN(100*([.$J$3]^([.A17]-1)))" office:value-type="float" office:value="518">
            <text:p>518</text:p>
          </table:table-cell>
          <table:table-cell table:formula="of:=ROUNDDOWN([.$K$3]+([.$H$3]*[.$A17]))" office:value-type="float" office:value="84">
            <text:p>84</text:p>
          </table:table-cell>
          <table:table-cell table:formula="of:=ROUNDDOWN([.$K$3]+([.$I$3]*[.$A17]))" office:value-type="float" office:value="100">
            <text:p>100</text:p>
          </table:table-cell>
          <table:table-cell table:formula="of:=ROUNDUP([.B17]/[.D17])" office:value-type="float" office:value="6">
            <text:p>6</text:p>
          </table:table-cell>
          <table:table-cell table:formula="of:=ROUNDUP([.B17]/[.C17])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table:formula="of:=ROUNDDOWN(100*([.$J$3]^([.A18]-1)))" office:value-type="float" office:value="578">
            <text:p>578</text:p>
          </table:table-cell>
          <table:table-cell table:formula="of:=ROUNDDOWN([.$K$3]+([.$H$3]*[.$A18]))" office:value-type="float" office:value="88">
            <text:p>88</text:p>
          </table:table-cell>
          <table:table-cell table:formula="of:=ROUNDDOWN([.$K$3]+([.$I$3]*[.$A18]))" office:value-type="float" office:value="105">
            <text:p>105</text:p>
          </table:table-cell>
          <table:table-cell table:formula="of:=ROUNDUP([.B18]/[.D18])" office:value-type="float" office:value="6">
            <text:p>6</text:p>
          </table:table-cell>
          <table:table-cell table:formula="of:=ROUNDUP([.B18]/[.C18])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table:formula="of:=ROUNDDOWN(100*([.$J$3]^([.A19]-1)))" office:value-type="float" office:value="646">
            <text:p>646</text:p>
          </table:table-cell>
          <table:table-cell table:formula="of:=ROUNDDOWN([.$K$3]+([.$H$3]*[.$A19]))" office:value-type="float" office:value="92">
            <text:p>92</text:p>
          </table:table-cell>
          <table:table-cell table:formula="of:=ROUNDDOWN([.$K$3]+([.$I$3]*[.$A19]))" office:value-type="float" office:value="110">
            <text:p>110</text:p>
          </table:table-cell>
          <table:table-cell table:formula="of:=ROUNDUP([.B19]/[.D19])" office:value-type="float" office:value="6">
            <text:p>6</text:p>
          </table:table-cell>
          <table:table-cell table:formula="of:=ROUNDUP([.B19]/[.C19])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table:formula="of:=ROUNDDOWN(100*([.$J$3]^([.A20]-1)))" office:value-type="float" office:value="721">
            <text:p>721</text:p>
          </table:table-cell>
          <table:table-cell table:formula="of:=ROUNDDOWN([.$K$3]+([.$H$3]*[.$A20]))" office:value-type="float" office:value="96">
            <text:p>96</text:p>
          </table:table-cell>
          <table:table-cell table:formula="of:=ROUNDDOWN([.$K$3]+([.$I$3]*[.$A20]))" office:value-type="float" office:value="115">
            <text:p>115</text:p>
          </table:table-cell>
          <table:table-cell table:formula="of:=ROUNDUP([.B20]/[.D20])" office:value-type="float" office:value="7">
            <text:p>7</text:p>
          </table:table-cell>
          <table:table-cell table:formula="of:=ROUNDUP([.B20]/[.C20])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table:formula="of:=ROUNDDOWN(100*([.$J$3]^([.A21]-1)))" office:value-type="float" office:value="804">
            <text:p>804</text:p>
          </table:table-cell>
          <table:table-cell table:formula="of:=ROUNDDOWN([.$K$3]+([.$H$3]*[.$A21]))" office:value-type="float" office:value="100">
            <text:p>100</text:p>
          </table:table-cell>
          <table:table-cell table:formula="of:=ROUNDDOWN([.$K$3]+([.$I$3]*[.$A21]))" office:value-type="float" office:value="120">
            <text:p>120</text:p>
          </table:table-cell>
          <table:table-cell table:formula="of:=ROUNDUP([.B21]/[.D21])" office:value-type="float" office:value="7">
            <text:p>7</text:p>
          </table:table-cell>
          <table:table-cell table:formula="of:=ROUNDUP([.B21]/[.C21])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table:formula="of:=ROUNDDOWN(100*([.$J$3]^([.A22]-1)))" office:value-type="float" office:value="898">
            <text:p>898</text:p>
          </table:table-cell>
          <table:table-cell table:formula="of:=ROUNDDOWN([.$K$3]+([.$H$3]*[.$A22]))" office:value-type="float" office:value="104">
            <text:p>104</text:p>
          </table:table-cell>
          <table:table-cell table:formula="of:=ROUNDDOWN([.$K$3]+([.$I$3]*[.$A22]))" office:value-type="float" office:value="125">
            <text:p>125</text:p>
          </table:table-cell>
          <table:table-cell table:formula="of:=ROUNDUP([.B22]/[.D22])" office:value-type="float" office:value="8">
            <text:p>8</text:p>
          </table:table-cell>
          <table:table-cell table:formula="of:=ROUNDUP([.B22]/[.C22])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table:formula="of:=ROUNDDOWN(100*([.$J$3]^([.A23]-1)))" office:value-type="float" office:value="1002">
            <text:p>1002</text:p>
          </table:table-cell>
          <table:table-cell table:formula="of:=ROUNDDOWN([.$K$3]+([.$H$3]*[.$A23]))" office:value-type="float" office:value="108">
            <text:p>108</text:p>
          </table:table-cell>
          <table:table-cell table:formula="of:=ROUNDDOWN([.$K$3]+([.$I$3]*[.$A23]))" office:value-type="float" office:value="130">
            <text:p>130</text:p>
          </table:table-cell>
          <table:table-cell table:formula="of:=ROUNDUP([.B23]/[.D23])" office:value-type="float" office:value="8">
            <text:p>8</text:p>
          </table:table-cell>
          <table:table-cell table:formula="of:=ROUNDUP([.B23]/[.C23])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table:formula="of:=ROUNDDOWN(100*([.$J$3]^([.A24]-1)))" office:value-type="float" office:value="1118">
            <text:p>1118</text:p>
          </table:table-cell>
          <table:table-cell table:formula="of:=ROUNDDOWN([.$K$3]+([.$H$3]*[.$A24]))" office:value-type="float" office:value="112">
            <text:p>112</text:p>
          </table:table-cell>
          <table:table-cell table:formula="of:=ROUNDDOWN([.$K$3]+([.$I$3]*[.$A24]))" office:value-type="float" office:value="135">
            <text:p>135</text:p>
          </table:table-cell>
          <table:table-cell table:formula="of:=ROUNDUP([.B24]/[.D24])" office:value-type="float" office:value="9">
            <text:p>9</text:p>
          </table:table-cell>
          <table:table-cell table:formula="of:=ROUNDUP([.B24]/[.C24])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table:formula="of:=ROUNDDOWN(100*([.$J$3]^([.A25]-1)))" office:value-type="float" office:value="1248">
            <text:p>1248</text:p>
          </table:table-cell>
          <table:table-cell table:formula="of:=ROUNDDOWN([.$K$3]+([.$H$3]*[.$A25]))" office:value-type="float" office:value="116">
            <text:p>116</text:p>
          </table:table-cell>
          <table:table-cell table:formula="of:=ROUNDDOWN([.$K$3]+([.$I$3]*[.$A25]))" office:value-type="float" office:value="140">
            <text:p>140</text:p>
          </table:table-cell>
          <table:table-cell table:formula="of:=ROUNDUP([.B25]/[.D25])" office:value-type="float" office:value="9">
            <text:p>9</text:p>
          </table:table-cell>
          <table:table-cell table:formula="of:=ROUNDUP([.B25]/[.C25])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table:formula="of:=ROUNDDOWN(100*([.$J$3]^([.A26]-1)))" office:value-type="float" office:value="1392">
            <text:p>1392</text:p>
          </table:table-cell>
          <table:table-cell table:formula="of:=ROUNDDOWN([.$K$3]+([.$H$3]*[.$A26]))" office:value-type="float" office:value="120">
            <text:p>120</text:p>
          </table:table-cell>
          <table:table-cell table:formula="of:=ROUNDDOWN([.$K$3]+([.$I$3]*[.$A26]))" office:value-type="float" office:value="145">
            <text:p>145</text:p>
          </table:table-cell>
          <table:table-cell table:formula="of:=ROUNDUP([.B26]/[.D26])" office:value-type="float" office:value="10">
            <text:p>10</text:p>
          </table:table-cell>
          <table:table-cell table:formula="of:=ROUNDUP([.B26]/[.C26])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table:formula="of:=ROUNDDOWN(100*([.$J$3]^([.A27]-1)))" office:value-type="float" office:value="1554">
            <text:p>1554</text:p>
          </table:table-cell>
          <table:table-cell table:formula="of:=ROUNDDOWN([.$K$3]+([.$H$3]*[.$A27]))" office:value-type="float" office:value="124">
            <text:p>124</text:p>
          </table:table-cell>
          <table:table-cell table:formula="of:=ROUNDDOWN([.$K$3]+([.$I$3]*[.$A27]))" office:value-type="float" office:value="150">
            <text:p>150</text:p>
          </table:table-cell>
          <table:table-cell table:formula="of:=ROUNDUP([.B27]/[.D27])" office:value-type="float" office:value="11">
            <text:p>11</text:p>
          </table:table-cell>
          <table:table-cell table:formula="of:=ROUNDUP([.B27]/[.C27])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table:formula="of:=ROUNDDOWN(100*([.$J$3]^([.A28]-1)))" office:value-type="float" office:value="1734">
            <text:p>1734</text:p>
          </table:table-cell>
          <table:table-cell table:formula="of:=ROUNDDOWN([.$K$3]+([.$H$3]*[.$A28]))" office:value-type="float" office:value="128">
            <text:p>128</text:p>
          </table:table-cell>
          <table:table-cell table:formula="of:=ROUNDDOWN([.$K$3]+([.$I$3]*[.$A28]))" office:value-type="float" office:value="155">
            <text:p>155</text:p>
          </table:table-cell>
          <table:table-cell table:formula="of:=ROUNDUP([.B28]/[.D28])" office:value-type="float" office:value="12">
            <text:p>12</text:p>
          </table:table-cell>
          <table:table-cell table:formula="of:=ROUNDUP([.B28]/[.C28])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table:formula="of:=ROUNDDOWN(100*([.$J$3]^([.A29]-1)))" office:value-type="float" office:value="1936">
            <text:p>1936</text:p>
          </table:table-cell>
          <table:table-cell table:formula="of:=ROUNDDOWN([.$K$3]+([.$H$3]*[.$A29]))" office:value-type="float" office:value="132">
            <text:p>132</text:p>
          </table:table-cell>
          <table:table-cell table:formula="of:=ROUNDDOWN([.$K$3]+([.$I$3]*[.$A29]))" office:value-type="float" office:value="160">
            <text:p>160</text:p>
          </table:table-cell>
          <table:table-cell table:formula="of:=ROUNDUP([.B29]/[.D29])" office:value-type="float" office:value="13">
            <text:p>13</text:p>
          </table:table-cell>
          <table:table-cell table:formula="of:=ROUNDUP([.B29]/[.C29])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table:formula="of:=ROUNDDOWN(100*([.$J$3]^([.A30]-1)))" office:value-type="float" office:value="2160">
            <text:p>2160</text:p>
          </table:table-cell>
          <table:table-cell table:formula="of:=ROUNDDOWN([.$K$3]+([.$H$3]*[.$A30]))" office:value-type="float" office:value="136">
            <text:p>136</text:p>
          </table:table-cell>
          <table:table-cell table:formula="of:=ROUNDDOWN([.$K$3]+([.$I$3]*[.$A30]))" office:value-type="float" office:value="165">
            <text:p>165</text:p>
          </table:table-cell>
          <table:table-cell table:formula="of:=ROUNDUP([.B30]/[.D30])" office:value-type="float" office:value="14">
            <text:p>14</text:p>
          </table:table-cell>
          <table:table-cell table:formula="of:=ROUNDUP([.B30]/[.C30])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table:formula="of:=ROUNDDOWN(100*([.$J$3]^([.A31]-1)))" office:value-type="float" office:value="2411">
            <text:p>2411</text:p>
          </table:table-cell>
          <table:table-cell table:formula="of:=ROUNDDOWN([.$K$3]+([.$H$3]*[.$A31]))" office:value-type="float" office:value="140">
            <text:p>140</text:p>
          </table:table-cell>
          <table:table-cell table:formula="of:=ROUNDDOWN([.$K$3]+([.$I$3]*[.$A31]))" office:value-type="float" office:value="170">
            <text:p>170</text:p>
          </table:table-cell>
          <table:table-cell table:formula="of:=ROUNDUP([.B31]/[.D31])" office:value-type="float" office:value="15">
            <text:p>15</text:p>
          </table:table-cell>
          <table:table-cell table:formula="of:=ROUNDUP([.B31]/[.C31])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table:formula="of:=ROUNDDOWN(100*([.$J$3]^([.A32]-1)))" office:value-type="float" office:value="2691">
            <text:p>2691</text:p>
          </table:table-cell>
          <table:table-cell table:formula="of:=ROUNDDOWN([.$K$3]+([.$H$3]*[.$A32]))" office:value-type="float" office:value="144">
            <text:p>144</text:p>
          </table:table-cell>
          <table:table-cell table:formula="of:=ROUNDDOWN([.$K$3]+([.$I$3]*[.$A32]))" office:value-type="float" office:value="175">
            <text:p>175</text:p>
          </table:table-cell>
          <table:table-cell table:formula="of:=ROUNDUP([.B32]/[.D32])" office:value-type="float" office:value="16">
            <text:p>16</text:p>
          </table:table-cell>
          <table:table-cell table:formula="of:=ROUNDUP([.B32]/[.C32])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table:formula="of:=ROUNDDOWN(100*([.$J$3]^([.A33]-1)))" office:value-type="float" office:value="3003">
            <text:p>3003</text:p>
          </table:table-cell>
          <table:table-cell table:formula="of:=ROUNDDOWN([.$K$3]+([.$H$3]*[.$A33]))" office:value-type="float" office:value="148">
            <text:p>148</text:p>
          </table:table-cell>
          <table:table-cell table:formula="of:=ROUNDDOWN([.$K$3]+([.$I$3]*[.$A33]))" office:value-type="float" office:value="180">
            <text:p>180</text:p>
          </table:table-cell>
          <table:table-cell table:formula="of:=ROUNDUP([.B33]/[.D33])" office:value-type="float" office:value="17">
            <text:p>17</text:p>
          </table:table-cell>
          <table:table-cell table:formula="of:=ROUNDUP([.B33]/[.C33])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table:formula="of:=ROUNDDOWN(100*([.$J$3]^([.A34]-1)))" office:value-type="float" office:value="3351">
            <text:p>3351</text:p>
          </table:table-cell>
          <table:table-cell table:formula="of:=ROUNDDOWN([.$K$3]+([.$H$3]*[.$A34]))" office:value-type="float" office:value="152">
            <text:p>152</text:p>
          </table:table-cell>
          <table:table-cell table:formula="of:=ROUNDDOWN([.$K$3]+([.$I$3]*[.$A34]))" office:value-type="float" office:value="185">
            <text:p>185</text:p>
          </table:table-cell>
          <table:table-cell table:formula="of:=ROUNDUP([.B34]/[.D34])" office:value-type="float" office:value="19">
            <text:p>19</text:p>
          </table:table-cell>
          <table:table-cell table:formula="of:=ROUNDUP([.B34]/[.C34])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table:formula="of:=ROUNDDOWN(100*([.$J$3]^([.A35]-1)))" office:value-type="float" office:value="3740">
            <text:p>3740</text:p>
          </table:table-cell>
          <table:table-cell table:formula="of:=ROUNDDOWN([.$K$3]+([.$H$3]*[.$A35]))" office:value-type="float" office:value="156">
            <text:p>156</text:p>
          </table:table-cell>
          <table:table-cell table:formula="of:=ROUNDDOWN([.$K$3]+([.$I$3]*[.$A35]))" office:value-type="float" office:value="190">
            <text:p>190</text:p>
          </table:table-cell>
          <table:table-cell table:formula="of:=ROUNDUP([.B35]/[.D35])" office:value-type="float" office:value="20">
            <text:p>20</text:p>
          </table:table-cell>
          <table:table-cell table:formula="of:=ROUNDUP([.B35]/[.C35])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table:formula="of:=ROUNDDOWN(100*([.$J$3]^([.A36]-1)))" office:value-type="float" office:value="4174">
            <text:p>4174</text:p>
          </table:table-cell>
          <table:table-cell table:formula="of:=ROUNDDOWN([.$K$3]+([.$H$3]*[.$A36]))" office:value-type="float" office:value="160">
            <text:p>160</text:p>
          </table:table-cell>
          <table:table-cell table:formula="of:=ROUNDDOWN([.$K$3]+([.$I$3]*[.$A36]))" office:value-type="float" office:value="195">
            <text:p>195</text:p>
          </table:table-cell>
          <table:table-cell table:formula="of:=ROUNDUP([.B36]/[.D36])" office:value-type="float" office:value="22">
            <text:p>22</text:p>
          </table:table-cell>
          <table:table-cell table:formula="of:=ROUNDUP([.B36]/[.C36])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table:formula="of:=ROUNDDOWN(100*([.$J$3]^([.A37]-1)))" office:value-type="float" office:value="4658">
            <text:p>4658</text:p>
          </table:table-cell>
          <table:table-cell table:formula="of:=ROUNDDOWN([.$K$3]+([.$H$3]*[.$A37]))" office:value-type="float" office:value="164">
            <text:p>164</text:p>
          </table:table-cell>
          <table:table-cell table:formula="of:=ROUNDDOWN([.$K$3]+([.$I$3]*[.$A37]))" office:value-type="float" office:value="200">
            <text:p>200</text:p>
          </table:table-cell>
          <table:table-cell table:formula="of:=ROUNDUP([.B37]/[.D37])" office:value-type="float" office:value="24">
            <text:p>24</text:p>
          </table:table-cell>
          <table:table-cell table:formula="of:=ROUNDUP([.B37]/[.C37])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table:formula="of:=ROUNDDOWN(100*([.$J$3]^([.A38]-1)))" office:value-type="float" office:value="5198">
            <text:p>5198</text:p>
          </table:table-cell>
          <table:table-cell table:formula="of:=ROUNDDOWN([.$K$3]+([.$H$3]*[.$A38]))" office:value-type="float" office:value="168">
            <text:p>168</text:p>
          </table:table-cell>
          <table:table-cell table:formula="of:=ROUNDDOWN([.$K$3]+([.$I$3]*[.$A38]))" office:value-type="float" office:value="205">
            <text:p>205</text:p>
          </table:table-cell>
          <table:table-cell table:formula="of:=ROUNDUP([.B38]/[.D38])" office:value-type="float" office:value="26">
            <text:p>26</text:p>
          </table:table-cell>
          <table:table-cell table:formula="of:=ROUNDUP([.B38]/[.C38])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table:formula="of:=ROUNDDOWN(100*([.$J$3]^([.A39]-1)))" office:value-type="float" office:value="5801">
            <text:p>5801</text:p>
          </table:table-cell>
          <table:table-cell table:formula="of:=ROUNDDOWN([.$K$3]+([.$H$3]*[.$A39]))" office:value-type="float" office:value="172">
            <text:p>172</text:p>
          </table:table-cell>
          <table:table-cell table:formula="of:=ROUNDDOWN([.$K$3]+([.$I$3]*[.$A39]))" office:value-type="float" office:value="210">
            <text:p>210</text:p>
          </table:table-cell>
          <table:table-cell table:formula="of:=ROUNDUP([.B39]/[.D39])" office:value-type="float" office:value="28">
            <text:p>28</text:p>
          </table:table-cell>
          <table:table-cell table:formula="of:=ROUNDUP([.B39]/[.C39])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table:formula="of:=ROUNDDOWN(100*([.$J$3]^([.A40]-1)))" office:value-type="float" office:value="6474">
            <text:p>6474</text:p>
          </table:table-cell>
          <table:table-cell table:formula="of:=ROUNDDOWN([.$K$3]+([.$H$3]*[.$A40]))" office:value-type="float" office:value="176">
            <text:p>176</text:p>
          </table:table-cell>
          <table:table-cell table:formula="of:=ROUNDDOWN([.$K$3]+([.$I$3]*[.$A40]))" office:value-type="float" office:value="215">
            <text:p>215</text:p>
          </table:table-cell>
          <table:table-cell table:formula="of:=ROUNDUP([.B40]/[.D40])" office:value-type="float" office:value="31">
            <text:p>31</text:p>
          </table:table-cell>
          <table:table-cell table:formula="of:=ROUNDUP([.B40]/[.C40])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table:formula="of:=ROUNDDOWN(100*([.$J$3]^([.A41]-1)))" office:value-type="float" office:value="7226">
            <text:p>7226</text:p>
          </table:table-cell>
          <table:table-cell table:formula="of:=ROUNDDOWN([.$K$3]+([.$H$3]*[.$A41]))" office:value-type="float" office:value="180">
            <text:p>180</text:p>
          </table:table-cell>
          <table:table-cell table:formula="of:=ROUNDDOWN([.$K$3]+([.$I$3]*[.$A41]))" office:value-type="float" office:value="220">
            <text:p>220</text:p>
          </table:table-cell>
          <table:table-cell table:formula="of:=ROUNDUP([.B41]/[.D41])" office:value-type="float" office:value="33">
            <text:p>33</text:p>
          </table:table-cell>
          <table:table-cell table:formula="of:=ROUNDUP([.B41]/[.C41])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table:formula="of:=ROUNDDOWN(100*([.$J$3]^([.A42]-1)))" office:value-type="float" office:value="8064">
            <text:p>8064</text:p>
          </table:table-cell>
          <table:table-cell table:formula="of:=ROUNDDOWN([.$K$3]+([.$H$3]*[.$A42]))" office:value-type="float" office:value="184">
            <text:p>184</text:p>
          </table:table-cell>
          <table:table-cell table:formula="of:=ROUNDDOWN([.$K$3]+([.$I$3]*[.$A42]))" office:value-type="float" office:value="225">
            <text:p>225</text:p>
          </table:table-cell>
          <table:table-cell table:formula="of:=ROUNDUP([.B42]/[.D42])" office:value-type="float" office:value="36">
            <text:p>36</text:p>
          </table:table-cell>
          <table:table-cell table:formula="of:=ROUNDUP([.B42]/[.C42])" office:value-type="float" office:value="44">
            <text:p>44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table:formula="of:=ROUNDDOWN(100*([.$J$3]^([.A43]-1)))" office:value-type="float" office:value="8999">
            <text:p>8999</text:p>
          </table:table-cell>
          <table:table-cell table:formula="of:=ROUNDDOWN([.$K$3]+([.$H$3]*[.$A43]))" office:value-type="float" office:value="188">
            <text:p>188</text:p>
          </table:table-cell>
          <table:table-cell table:formula="of:=ROUNDDOWN([.$K$3]+([.$I$3]*[.$A43]))" office:value-type="float" office:value="230">
            <text:p>230</text:p>
          </table:table-cell>
          <table:table-cell table:formula="of:=ROUNDUP([.B43]/[.D43])" office:value-type="float" office:value="40">
            <text:p>40</text:p>
          </table:table-cell>
          <table:table-cell table:formula="of:=ROUNDUP([.B43]/[.C43])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table:formula="of:=ROUNDDOWN(100*([.$J$3]^([.A44]-1)))" office:value-type="float" office:value="10043">
            <text:p>10043</text:p>
          </table:table-cell>
          <table:table-cell table:formula="of:=ROUNDDOWN([.$K$3]+([.$H$3]*[.$A44]))" office:value-type="float" office:value="192">
            <text:p>192</text:p>
          </table:table-cell>
          <table:table-cell table:formula="of:=ROUNDDOWN([.$K$3]+([.$I$3]*[.$A44]))" office:value-type="float" office:value="235">
            <text:p>235</text:p>
          </table:table-cell>
          <table:table-cell table:formula="of:=ROUNDUP([.B44]/[.D44])" office:value-type="float" office:value="43">
            <text:p>43</text:p>
          </table:table-cell>
          <table:table-cell table:formula="of:=ROUNDUP([.B44]/[.C44])" office:value-type="float" office:value="53">
            <text:p>53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table:formula="of:=ROUNDDOWN(100*([.$J$3]^([.A45]-1)))" office:value-type="float" office:value="11208">
            <text:p>11208</text:p>
          </table:table-cell>
          <table:table-cell table:formula="of:=ROUNDDOWN([.$K$3]+([.$H$3]*[.$A45]))" office:value-type="float" office:value="196">
            <text:p>196</text:p>
          </table:table-cell>
          <table:table-cell table:formula="of:=ROUNDDOWN([.$K$3]+([.$I$3]*[.$A45]))" office:value-type="float" office:value="240">
            <text:p>240</text:p>
          </table:table-cell>
          <table:table-cell table:formula="of:=ROUNDUP([.B45]/[.D45])" office:value-type="float" office:value="47">
            <text:p>47</text:p>
          </table:table-cell>
          <table:table-cell table:formula="of:=ROUNDUP([.B45]/[.C45])" office:value-type="float" office:value="58">
            <text:p>58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table:formula="of:=ROUNDDOWN(100*([.$J$3]^([.A46]-1)))" office:value-type="float" office:value="12509">
            <text:p>12509</text:p>
          </table:table-cell>
          <table:table-cell table:formula="of:=ROUNDDOWN([.$K$3]+([.$H$3]*[.$A46]))" office:value-type="float" office:value="200">
            <text:p>200</text:p>
          </table:table-cell>
          <table:table-cell table:formula="of:=ROUNDDOWN([.$K$3]+([.$I$3]*[.$A46]))" office:value-type="float" office:value="245">
            <text:p>245</text:p>
          </table:table-cell>
          <table:table-cell table:formula="of:=ROUNDUP([.B46]/[.D46])" office:value-type="float" office:value="52">
            <text:p>52</text:p>
          </table:table-cell>
          <table:table-cell table:formula="of:=ROUNDUP([.B46]/[.C46])" office:value-type="float" office:value="63">
            <text:p>63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table:formula="of:=ROUNDDOWN(100*([.$J$3]^([.A47]-1)))" office:value-type="float" office:value="13960">
            <text:p>13960</text:p>
          </table:table-cell>
          <table:table-cell table:formula="of:=ROUNDDOWN([.$K$3]+([.$H$3]*[.$A47]))" office:value-type="float" office:value="204">
            <text:p>204</text:p>
          </table:table-cell>
          <table:table-cell table:formula="of:=ROUNDDOWN([.$K$3]+([.$I$3]*[.$A47]))" office:value-type="float" office:value="250">
            <text:p>250</text:p>
          </table:table-cell>
          <table:table-cell table:formula="of:=ROUNDUP([.B47]/[.D47])" office:value-type="float" office:value="56">
            <text:p>56</text:p>
          </table:table-cell>
          <table:table-cell table:formula="of:=ROUNDUP([.B47]/[.C47])" office:value-type="float" office:value="69">
            <text:p>69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table:formula="of:=ROUNDDOWN(100*([.$J$3]^([.A48]-1)))" office:value-type="float" office:value="15579">
            <text:p>15579</text:p>
          </table:table-cell>
          <table:table-cell table:formula="of:=ROUNDDOWN([.$K$3]+([.$H$3]*[.$A48]))" office:value-type="float" office:value="208">
            <text:p>208</text:p>
          </table:table-cell>
          <table:table-cell table:formula="of:=ROUNDDOWN([.$K$3]+([.$I$3]*[.$A48]))" office:value-type="float" office:value="255">
            <text:p>255</text:p>
          </table:table-cell>
          <table:table-cell table:formula="of:=ROUNDUP([.B48]/[.D48])" office:value-type="float" office:value="62">
            <text:p>62</text:p>
          </table:table-cell>
          <table:table-cell table:formula="of:=ROUNDUP([.B48]/[.C48])" office:value-type="float" office:value="75">
            <text:p>7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table:formula="of:=ROUNDDOWN(100*([.$J$3]^([.A49]-1)))" office:value-type="float" office:value="17386">
            <text:p>17386</text:p>
          </table:table-cell>
          <table:table-cell table:formula="of:=ROUNDDOWN([.$K$3]+([.$H$3]*[.$A49]))" office:value-type="float" office:value="212">
            <text:p>212</text:p>
          </table:table-cell>
          <table:table-cell table:formula="of:=ROUNDDOWN([.$K$3]+([.$I$3]*[.$A49]))" office:value-type="float" office:value="260">
            <text:p>260</text:p>
          </table:table-cell>
          <table:table-cell table:formula="of:=ROUNDUP([.B49]/[.D49])" office:value-type="float" office:value="67">
            <text:p>67</text:p>
          </table:table-cell>
          <table:table-cell table:formula="of:=ROUNDUP([.B49]/[.C49])" office:value-type="float" office:value="83">
            <text:p>83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table:formula="of:=ROUNDDOWN(100*([.$J$3]^([.A50]-1)))" office:value-type="float" office:value="19403">
            <text:p>19403</text:p>
          </table:table-cell>
          <table:table-cell table:formula="of:=ROUNDDOWN([.$K$3]+([.$H$3]*[.$A50]))" office:value-type="float" office:value="216">
            <text:p>216</text:p>
          </table:table-cell>
          <table:table-cell table:formula="of:=ROUNDDOWN([.$K$3]+([.$I$3]*[.$A50]))" office:value-type="float" office:value="265">
            <text:p>265</text:p>
          </table:table-cell>
          <table:table-cell table:formula="of:=ROUNDUP([.B50]/[.D50])" office:value-type="float" office:value="74">
            <text:p>74</text:p>
          </table:table-cell>
          <table:table-cell table:formula="of:=ROUNDUP([.B50]/[.C50])" office:value-type="float" office:value="90">
            <text:p>90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table:formula="of:=ROUNDDOWN(100*([.$J$3]^([.A51]-1)))" office:value-type="float" office:value="21654">
            <text:p>21654</text:p>
          </table:table-cell>
          <table:table-cell table:formula="of:=ROUNDDOWN([.$K$3]+([.$H$3]*[.$A51]))" office:value-type="float" office:value="220">
            <text:p>220</text:p>
          </table:table-cell>
          <table:table-cell table:formula="of:=ROUNDDOWN([.$K$3]+([.$I$3]*[.$A51]))" office:value-type="float" office:value="270">
            <text:p>270</text:p>
          </table:table-cell>
          <table:table-cell table:formula="of:=ROUNDUP([.B51]/[.D51])" office:value-type="float" office:value="81">
            <text:p>81</text:p>
          </table:table-cell>
          <table:table-cell table:formula="of:=ROUNDUP([.B51]/[.C51])" office:value-type="float" office:value="99">
            <text:p>99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table:formula="of:=ROUNDDOWN(100*([.$J$3]^([.A52]-1)))" office:value-type="float" office:value="24166">
            <text:p>24166</text:p>
          </table:table-cell>
          <table:table-cell table:formula="of:=ROUNDDOWN([.$K$3]+([.$H$3]*[.$A52]))" office:value-type="float" office:value="224">
            <text:p>224</text:p>
          </table:table-cell>
          <table:table-cell table:formula="of:=ROUNDDOWN([.$K$3]+([.$I$3]*[.$A52]))" office:value-type="float" office:value="275">
            <text:p>275</text:p>
          </table:table-cell>
          <table:table-cell table:formula="of:=ROUNDUP([.B52]/[.D52])" office:value-type="float" office:value="88">
            <text:p>88</text:p>
          </table:table-cell>
          <table:table-cell table:formula="of:=ROUNDUP([.B52]/[.C52])" office:value-type="float" office:value="108">
            <text:p>108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table:formula="of:=ROUNDDOWN(100*([.$J$3]^([.A53]-1)))" office:value-type="float" office:value="26969">
            <text:p>26969</text:p>
          </table:table-cell>
          <table:table-cell table:formula="of:=ROUNDDOWN([.$K$3]+([.$H$3]*[.$A53]))" office:value-type="float" office:value="228">
            <text:p>228</text:p>
          </table:table-cell>
          <table:table-cell table:formula="of:=ROUNDDOWN([.$K$3]+([.$I$3]*[.$A53]))" office:value-type="float" office:value="280">
            <text:p>280</text:p>
          </table:table-cell>
          <table:table-cell table:formula="of:=ROUNDUP([.B53]/[.D53])" office:value-type="float" office:value="97">
            <text:p>97</text:p>
          </table:table-cell>
          <table:table-cell table:formula="of:=ROUNDUP([.B53]/[.C53])" office:value-type="float" office:value="119">
            <text:p>119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table:formula="of:=ROUNDDOWN(100*([.$J$3]^([.A54]-1)))" office:value-type="float" office:value="30098">
            <text:p>30098</text:p>
          </table:table-cell>
          <table:table-cell table:formula="of:=ROUNDDOWN([.$K$3]+([.$H$3]*[.$A54]))" office:value-type="float" office:value="232">
            <text:p>232</text:p>
          </table:table-cell>
          <table:table-cell table:formula="of:=ROUNDDOWN([.$K$3]+([.$I$3]*[.$A54]))" office:value-type="float" office:value="285">
            <text:p>285</text:p>
          </table:table-cell>
          <table:table-cell table:formula="of:=ROUNDUP([.B54]/[.D54])" office:value-type="float" office:value="106">
            <text:p>106</text:p>
          </table:table-cell>
          <table:table-cell table:formula="of:=ROUNDUP([.B54]/[.C54])" office:value-type="float" office:value="130">
            <text:p>130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table:formula="of:=ROUNDDOWN(100*([.$J$3]^([.A55]-1)))" office:value-type="float" office:value="33589">
            <text:p>33589</text:p>
          </table:table-cell>
          <table:table-cell table:formula="of:=ROUNDDOWN([.$K$3]+([.$H$3]*[.$A55]))" office:value-type="float" office:value="236">
            <text:p>236</text:p>
          </table:table-cell>
          <table:table-cell table:formula="of:=ROUNDDOWN([.$K$3]+([.$I$3]*[.$A55]))" office:value-type="float" office:value="290">
            <text:p>290</text:p>
          </table:table-cell>
          <table:table-cell table:formula="of:=ROUNDUP([.B55]/[.D55])" office:value-type="float" office:value="116">
            <text:p>116</text:p>
          </table:table-cell>
          <table:table-cell table:formula="of:=ROUNDUP([.B55]/[.C55])" office:value-type="float" office:value="143">
            <text:p>143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table:formula="of:=ROUNDDOWN(100*([.$J$3]^([.A56]-1)))" office:value-type="float" office:value="37485">
            <text:p>37485</text:p>
          </table:table-cell>
          <table:table-cell table:formula="of:=ROUNDDOWN([.$K$3]+([.$H$3]*[.$A56]))" office:value-type="float" office:value="240">
            <text:p>240</text:p>
          </table:table-cell>
          <table:table-cell table:formula="of:=ROUNDDOWN([.$K$3]+([.$I$3]*[.$A56]))" office:value-type="float" office:value="295">
            <text:p>295</text:p>
          </table:table-cell>
          <table:table-cell table:formula="of:=ROUNDUP([.B56]/[.D56])" office:value-type="float" office:value="128">
            <text:p>128</text:p>
          </table:table-cell>
          <table:table-cell table:formula="of:=ROUNDUP([.B56]/[.C56])" office:value-type="float" office:value="157">
            <text:p>157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table:formula="of:=ROUNDDOWN(100*([.$J$3]^([.A57]-1)))" office:value-type="float" office:value="41834">
            <text:p>41834</text:p>
          </table:table-cell>
          <table:table-cell table:formula="of:=ROUNDDOWN([.$K$3]+([.$H$3]*[.$A57]))" office:value-type="float" office:value="244">
            <text:p>244</text:p>
          </table:table-cell>
          <table:table-cell table:formula="of:=ROUNDDOWN([.$K$3]+([.$I$3]*[.$A57]))" office:value-type="float" office:value="300">
            <text:p>300</text:p>
          </table:table-cell>
          <table:table-cell table:formula="of:=ROUNDUP([.B57]/[.D57])" office:value-type="float" office:value="140">
            <text:p>140</text:p>
          </table:table-cell>
          <table:table-cell table:formula="of:=ROUNDUP([.B57]/[.C57])" office:value-type="float" office:value="172">
            <text:p>172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table:formula="of:=ROUNDDOWN(100*([.$J$3]^([.A58]-1)))" office:value-type="float" office:value="46686">
            <text:p>46686</text:p>
          </table:table-cell>
          <table:table-cell table:formula="of:=ROUNDDOWN([.$K$3]+([.$H$3]*[.$A58]))" office:value-type="float" office:value="248">
            <text:p>248</text:p>
          </table:table-cell>
          <table:table-cell table:formula="of:=ROUNDDOWN([.$K$3]+([.$I$3]*[.$A58]))" office:value-type="float" office:value="305">
            <text:p>305</text:p>
          </table:table-cell>
          <table:table-cell table:formula="of:=ROUNDUP([.B58]/[.D58])" office:value-type="float" office:value="154">
            <text:p>154</text:p>
          </table:table-cell>
          <table:table-cell table:formula="of:=ROUNDUP([.B58]/[.C58])" office:value-type="float" office:value="189">
            <text:p>189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table:formula="of:=ROUNDDOWN(100*([.$J$3]^([.A59]-1)))" office:value-type="float" office:value="52102">
            <text:p>52102</text:p>
          </table:table-cell>
          <table:table-cell table:formula="of:=ROUNDDOWN([.$K$3]+([.$H$3]*[.$A59]))" office:value-type="float" office:value="252">
            <text:p>252</text:p>
          </table:table-cell>
          <table:table-cell table:formula="of:=ROUNDDOWN([.$K$3]+([.$I$3]*[.$A59]))" office:value-type="float" office:value="310">
            <text:p>310</text:p>
          </table:table-cell>
          <table:table-cell table:formula="of:=ROUNDUP([.B59]/[.D59])" office:value-type="float" office:value="169">
            <text:p>169</text:p>
          </table:table-cell>
          <table:table-cell table:formula="of:=ROUNDUP([.B59]/[.C59])" office:value-type="float" office:value="207">
            <text:p>207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table:formula="of:=ROUNDDOWN(100*([.$J$3]^([.A60]-1)))" office:value-type="float" office:value="58146">
            <text:p>58146</text:p>
          </table:table-cell>
          <table:table-cell table:formula="of:=ROUNDDOWN([.$K$3]+([.$H$3]*[.$A60]))" office:value-type="float" office:value="256">
            <text:p>256</text:p>
          </table:table-cell>
          <table:table-cell table:formula="of:=ROUNDDOWN([.$K$3]+([.$I$3]*[.$A60]))" office:value-type="float" office:value="315">
            <text:p>315</text:p>
          </table:table-cell>
          <table:table-cell table:formula="of:=ROUNDUP([.B60]/[.D60])" office:value-type="float" office:value="185">
            <text:p>185</text:p>
          </table:table-cell>
          <table:table-cell table:formula="of:=ROUNDUP([.B60]/[.C60])" office:value-type="float" office:value="228">
            <text:p>228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table:formula="of:=ROUNDDOWN(100*([.$J$3]^([.A61]-1)))" office:value-type="float" office:value="64891">
            <text:p>64891</text:p>
          </table:table-cell>
          <table:table-cell table:formula="of:=ROUNDDOWN([.$K$3]+([.$H$3]*[.$A61]))" office:value-type="float" office:value="260">
            <text:p>260</text:p>
          </table:table-cell>
          <table:table-cell table:formula="of:=ROUNDDOWN([.$K$3]+([.$I$3]*[.$A61]))" office:value-type="float" office:value="320">
            <text:p>320</text:p>
          </table:table-cell>
          <table:table-cell table:formula="of:=ROUNDUP([.B61]/[.D61])" office:value-type="float" office:value="203">
            <text:p>203</text:p>
          </table:table-cell>
          <table:table-cell table:formula="of:=ROUNDUP([.B61]/[.C61])" office:value-type="float" office:value="250">
            <text:p>250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table:formula="of:=ROUNDDOWN(100*([.$J$3]^([.A62]-1)))" office:value-type="float" office:value="72418">
            <text:p>72418</text:p>
          </table:table-cell>
          <table:table-cell table:formula="of:=ROUNDDOWN([.$K$3]+([.$H$3]*[.$A62]))" office:value-type="float" office:value="264">
            <text:p>264</text:p>
          </table:table-cell>
          <table:table-cell table:formula="of:=ROUNDDOWN([.$K$3]+([.$I$3]*[.$A62]))" office:value-type="float" office:value="325">
            <text:p>325</text:p>
          </table:table-cell>
          <table:table-cell table:formula="of:=ROUNDUP([.B62]/[.D62])" office:value-type="float" office:value="223">
            <text:p>223</text:p>
          </table:table-cell>
          <table:table-cell table:formula="of:=ROUNDUP([.B62]/[.C62])" office:value-type="float" office:value="275">
            <text:p>275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table:formula="of:=ROUNDDOWN(100*([.$J$3]^([.A63]-1)))" office:value-type="float" office:value="80819">
            <text:p>80819</text:p>
          </table:table-cell>
          <table:table-cell table:formula="of:=ROUNDDOWN([.$K$3]+([.$H$3]*[.$A63]))" office:value-type="float" office:value="268">
            <text:p>268</text:p>
          </table:table-cell>
          <table:table-cell table:formula="of:=ROUNDDOWN([.$K$3]+([.$I$3]*[.$A63]))" office:value-type="float" office:value="330">
            <text:p>330</text:p>
          </table:table-cell>
          <table:table-cell table:formula="of:=ROUNDUP([.B63]/[.D63])" office:value-type="float" office:value="245">
            <text:p>245</text:p>
          </table:table-cell>
          <table:table-cell table:formula="of:=ROUNDUP([.B63]/[.C63])" office:value-type="float" office:value="302">
            <text:p>302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table:formula="of:=ROUNDDOWN(100*([.$J$3]^([.A64]-1)))" office:value-type="float" office:value="90194">
            <text:p>90194</text:p>
          </table:table-cell>
          <table:table-cell table:formula="of:=ROUNDDOWN([.$K$3]+([.$H$3]*[.$A64]))" office:value-type="float" office:value="272">
            <text:p>272</text:p>
          </table:table-cell>
          <table:table-cell table:formula="of:=ROUNDDOWN([.$K$3]+([.$I$3]*[.$A64]))" office:value-type="float" office:value="335">
            <text:p>335</text:p>
          </table:table-cell>
          <table:table-cell table:formula="of:=ROUNDUP([.B64]/[.D64])" office:value-type="float" office:value="270">
            <text:p>270</text:p>
          </table:table-cell>
          <table:table-cell table:formula="of:=ROUNDUP([.B64]/[.C64])" office:value-type="float" office:value="332">
            <text:p>332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table:formula="of:=ROUNDDOWN(100*([.$J$3]^([.A65]-1)))" office:value-type="float" office:value="100657">
            <text:p>100657</text:p>
          </table:table-cell>
          <table:table-cell table:formula="of:=ROUNDDOWN([.$K$3]+([.$H$3]*[.$A65]))" office:value-type="float" office:value="276">
            <text:p>276</text:p>
          </table:table-cell>
          <table:table-cell table:formula="of:=ROUNDDOWN([.$K$3]+([.$I$3]*[.$A65]))" office:value-type="float" office:value="340">
            <text:p>340</text:p>
          </table:table-cell>
          <table:table-cell table:formula="of:=ROUNDUP([.B65]/[.D65])" office:value-type="float" office:value="297">
            <text:p>297</text:p>
          </table:table-cell>
          <table:table-cell table:formula="of:=ROUNDUP([.B65]/[.C65])" office:value-type="float" office:value="365">
            <text:p>365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table:formula="of:=ROUNDDOWN(100*([.$J$3]^([.A66]-1)))" office:value-type="float" office:value="112333">
            <text:p>112333</text:p>
          </table:table-cell>
          <table:table-cell table:formula="of:=ROUNDDOWN([.$K$3]+([.$H$3]*[.$A66]))" office:value-type="float" office:value="280">
            <text:p>280</text:p>
          </table:table-cell>
          <table:table-cell table:formula="of:=ROUNDDOWN([.$K$3]+([.$I$3]*[.$A66]))" office:value-type="float" office:value="345">
            <text:p>345</text:p>
          </table:table-cell>
          <table:table-cell table:formula="of:=ROUNDUP([.B66]/[.D66])" office:value-type="float" office:value="326">
            <text:p>326</text:p>
          </table:table-cell>
          <table:table-cell table:formula="of:=ROUNDUP([.B66]/[.C66])" office:value-type="float" office:value="402">
            <text:p>402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table:formula="of:=ROUNDDOWN(100*([.$J$3]^([.A67]-1)))" office:value-type="float" office:value="125363">
            <text:p>125363</text:p>
          </table:table-cell>
          <table:table-cell table:formula="of:=ROUNDDOWN([.$K$3]+([.$H$3]*[.$A67]))" office:value-type="float" office:value="284">
            <text:p>284</text:p>
          </table:table-cell>
          <table:table-cell table:formula="of:=ROUNDDOWN([.$K$3]+([.$I$3]*[.$A67]))" office:value-type="float" office:value="350">
            <text:p>350</text:p>
          </table:table-cell>
          <table:table-cell table:formula="of:=ROUNDUP([.B67]/[.D67])" office:value-type="float" office:value="359">
            <text:p>359</text:p>
          </table:table-cell>
          <table:table-cell table:formula="of:=ROUNDUP([.B67]/[.C67])" office:value-type="float" office:value="442">
            <text:p>442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table:formula="of:=ROUNDDOWN(100*([.$J$3]^([.A68]-1)))" office:value-type="float" office:value="139906">
            <text:p>139906</text:p>
          </table:table-cell>
          <table:table-cell table:formula="of:=ROUNDDOWN([.$K$3]+([.$H$3]*[.$A68]))" office:value-type="float" office:value="288">
            <text:p>288</text:p>
          </table:table-cell>
          <table:table-cell table:formula="of:=ROUNDDOWN([.$K$3]+([.$I$3]*[.$A68]))" office:value-type="float" office:value="355">
            <text:p>355</text:p>
          </table:table-cell>
          <table:table-cell table:formula="of:=ROUNDUP([.B68]/[.D68])" office:value-type="float" office:value="395">
            <text:p>395</text:p>
          </table:table-cell>
          <table:table-cell table:formula="of:=ROUNDUP([.B68]/[.C68])" office:value-type="float" office:value="486">
            <text:p>486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table:formula="of:=ROUNDDOWN(100*([.$J$3]^([.A69]-1)))" office:value-type="float" office:value="156135">
            <text:p>156135</text:p>
          </table:table-cell>
          <table:table-cell table:formula="of:=ROUNDDOWN([.$K$3]+([.$H$3]*[.$A69]))" office:value-type="float" office:value="292">
            <text:p>292</text:p>
          </table:table-cell>
          <table:table-cell table:formula="of:=ROUNDDOWN([.$K$3]+([.$I$3]*[.$A69]))" office:value-type="float" office:value="360">
            <text:p>360</text:p>
          </table:table-cell>
          <table:table-cell table:formula="of:=ROUNDUP([.B69]/[.D69])" office:value-type="float" office:value="434">
            <text:p>434</text:p>
          </table:table-cell>
          <table:table-cell table:formula="of:=ROUNDUP([.B69]/[.C69])" office:value-type="float" office:value="535">
            <text:p>535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table:formula="of:=ROUNDDOWN(100*([.$J$3]^([.A70]-1)))" office:value-type="float" office:value="174246">
            <text:p>174246</text:p>
          </table:table-cell>
          <table:table-cell table:formula="of:=ROUNDDOWN([.$K$3]+([.$H$3]*[.$A70]))" office:value-type="float" office:value="296">
            <text:p>296</text:p>
          </table:table-cell>
          <table:table-cell table:formula="of:=ROUNDDOWN([.$K$3]+([.$I$3]*[.$A70]))" office:value-type="float" office:value="365">
            <text:p>365</text:p>
          </table:table-cell>
          <table:table-cell table:formula="of:=ROUNDUP([.B70]/[.D70])" office:value-type="float" office:value="478">
            <text:p>478</text:p>
          </table:table-cell>
          <table:table-cell table:formula="of:=ROUNDUP([.B70]/[.C70])" office:value-type="float" office:value="589">
            <text:p>589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table:formula="of:=ROUNDDOWN(100*([.$J$3]^([.A71]-1)))" office:value-type="float" office:value="194459">
            <text:p>194459</text:p>
          </table:table-cell>
          <table:table-cell table:formula="of:=ROUNDDOWN([.$K$3]+([.$H$3]*[.$A71]))" office:value-type="float" office:value="300">
            <text:p>300</text:p>
          </table:table-cell>
          <table:table-cell table:formula="of:=ROUNDDOWN([.$K$3]+([.$I$3]*[.$A71]))" office:value-type="float" office:value="370">
            <text:p>370</text:p>
          </table:table-cell>
          <table:table-cell table:formula="of:=ROUNDUP([.B71]/[.D71])" office:value-type="float" office:value="526">
            <text:p>526</text:p>
          </table:table-cell>
          <table:table-cell table:formula="of:=ROUNDUP([.B71]/[.C71])" office:value-type="float" office:value="649">
            <text:p>649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table:formula="of:=ROUNDDOWN(100*([.$J$3]^([.A72]-1)))" office:value-type="float" office:value="217016">
            <text:p>217016</text:p>
          </table:table-cell>
          <table:table-cell table:formula="of:=ROUNDDOWN([.$K$3]+([.$H$3]*[.$A72]))" office:value-type="float" office:value="304">
            <text:p>304</text:p>
          </table:table-cell>
          <table:table-cell table:formula="of:=ROUNDDOWN([.$K$3]+([.$I$3]*[.$A72]))" office:value-type="float" office:value="375">
            <text:p>375</text:p>
          </table:table-cell>
          <table:table-cell table:formula="of:=ROUNDUP([.B72]/[.D72])" office:value-type="float" office:value="579">
            <text:p>579</text:p>
          </table:table-cell>
          <table:table-cell table:formula="of:=ROUNDUP([.B72]/[.C72])" office:value-type="float" office:value="714">
            <text:p>714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table:formula="of:=ROUNDDOWN(100*([.$J$3]^([.A73]-1)))" office:value-type="float" office:value="242190">
            <text:p>242190</text:p>
          </table:table-cell>
          <table:table-cell table:formula="of:=ROUNDDOWN([.$K$3]+([.$H$3]*[.$A73]))" office:value-type="float" office:value="308">
            <text:p>308</text:p>
          </table:table-cell>
          <table:table-cell table:formula="of:=ROUNDDOWN([.$K$3]+([.$I$3]*[.$A73]))" office:value-type="float" office:value="380">
            <text:p>380</text:p>
          </table:table-cell>
          <table:table-cell table:formula="of:=ROUNDUP([.B73]/[.D73])" office:value-type="float" office:value="638">
            <text:p>638</text:p>
          </table:table-cell>
          <table:table-cell table:formula="of:=ROUNDUP([.B73]/[.C73])" office:value-type="float" office:value="787">
            <text:p>787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table:formula="of:=ROUNDDOWN(100*([.$J$3]^([.A74]-1)))" office:value-type="float" office:value="270285">
            <text:p>270285</text:p>
          </table:table-cell>
          <table:table-cell table:formula="of:=ROUNDDOWN([.$K$3]+([.$H$3]*[.$A74]))" office:value-type="float" office:value="312">
            <text:p>312</text:p>
          </table:table-cell>
          <table:table-cell table:formula="of:=ROUNDDOWN([.$K$3]+([.$I$3]*[.$A74]))" office:value-type="float" office:value="385">
            <text:p>385</text:p>
          </table:table-cell>
          <table:table-cell table:formula="of:=ROUNDUP([.B74]/[.D74])" office:value-type="float" office:value="703">
            <text:p>703</text:p>
          </table:table-cell>
          <table:table-cell table:formula="of:=ROUNDUP([.B74]/[.C74])" office:value-type="float" office:value="867">
            <text:p>867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table:formula="of:=ROUNDDOWN(100*([.$J$3]^([.A75]-1)))" office:value-type="float" office:value="301638">
            <text:p>301638</text:p>
          </table:table-cell>
          <table:table-cell table:formula="of:=ROUNDDOWN([.$K$3]+([.$H$3]*[.$A75]))" office:value-type="float" office:value="316">
            <text:p>316</text:p>
          </table:table-cell>
          <table:table-cell table:formula="of:=ROUNDDOWN([.$K$3]+([.$I$3]*[.$A75]))" office:value-type="float" office:value="390">
            <text:p>390</text:p>
          </table:table-cell>
          <table:table-cell table:formula="of:=ROUNDUP([.B75]/[.D75])" office:value-type="float" office:value="774">
            <text:p>774</text:p>
          </table:table-cell>
          <table:table-cell table:formula="of:=ROUNDUP([.B75]/[.C75])" office:value-type="float" office:value="955">
            <text:p>955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table:formula="of:=ROUNDDOWN(100*([.$J$3]^([.A76]-1)))" office:value-type="float" office:value="336628">
            <text:p>336628</text:p>
          </table:table-cell>
          <table:table-cell table:formula="of:=ROUNDDOWN([.$K$3]+([.$H$3]*[.$A76]))" office:value-type="float" office:value="320">
            <text:p>320</text:p>
          </table:table-cell>
          <table:table-cell table:formula="of:=ROUNDDOWN([.$K$3]+([.$I$3]*[.$A76]))" office:value-type="float" office:value="395">
            <text:p>395</text:p>
          </table:table-cell>
          <table:table-cell table:formula="of:=ROUNDUP([.B76]/[.D76])" office:value-type="float" office:value="853">
            <text:p>853</text:p>
          </table:table-cell>
          <table:table-cell table:formula="of:=ROUNDUP([.B76]/[.C76])" office:value-type="float" office:value="1052">
            <text:p>1052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table:formula="of:=ROUNDDOWN(100*([.$J$3]^([.A77]-1)))" office:value-type="float" office:value="375676">
            <text:p>375676</text:p>
          </table:table-cell>
          <table:table-cell table:formula="of:=ROUNDDOWN([.$K$3]+([.$H$3]*[.$A77]))" office:value-type="float" office:value="324">
            <text:p>324</text:p>
          </table:table-cell>
          <table:table-cell table:formula="of:=ROUNDDOWN([.$K$3]+([.$I$3]*[.$A77]))" office:value-type="float" office:value="400">
            <text:p>400</text:p>
          </table:table-cell>
          <table:table-cell table:formula="of:=ROUNDUP([.B77]/[.D77])" office:value-type="float" office:value="940">
            <text:p>940</text:p>
          </table:table-cell>
          <table:table-cell table:formula="of:=ROUNDUP([.B77]/[.C77])" office:value-type="float" office:value="1160">
            <text:p>1160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table:formula="of:=ROUNDDOWN(100*([.$J$3]^([.A78]-1)))" office:value-type="float" office:value="419255">
            <text:p>419255</text:p>
          </table:table-cell>
          <table:table-cell table:formula="of:=ROUNDDOWN([.$K$3]+([.$H$3]*[.$A78]))" office:value-type="float" office:value="328">
            <text:p>328</text:p>
          </table:table-cell>
          <table:table-cell table:formula="of:=ROUNDDOWN([.$K$3]+([.$I$3]*[.$A78]))" office:value-type="float" office:value="405">
            <text:p>405</text:p>
          </table:table-cell>
          <table:table-cell table:formula="of:=ROUNDUP([.B78]/[.D78])" office:value-type="float" office:value="1036">
            <text:p>1036</text:p>
          </table:table-cell>
          <table:table-cell table:formula="of:=ROUNDUP([.B78]/[.C78])" office:value-type="float" office:value="1279">
            <text:p>1279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table:formula="of:=ROUNDDOWN(100*([.$J$3]^([.A79]-1)))" office:value-type="float" office:value="467889">
            <text:p>467889</text:p>
          </table:table-cell>
          <table:table-cell table:formula="of:=ROUNDDOWN([.$K$3]+([.$H$3]*[.$A79]))" office:value-type="float" office:value="332">
            <text:p>332</text:p>
          </table:table-cell>
          <table:table-cell table:formula="of:=ROUNDDOWN([.$K$3]+([.$I$3]*[.$A79]))" office:value-type="float" office:value="410">
            <text:p>410</text:p>
          </table:table-cell>
          <table:table-cell table:formula="of:=ROUNDUP([.B79]/[.D79])" office:value-type="float" office:value="1142">
            <text:p>1142</text:p>
          </table:table-cell>
          <table:table-cell table:formula="of:=ROUNDUP([.B79]/[.C79])" office:value-type="float" office:value="1410">
            <text:p>1410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table:formula="of:=ROUNDDOWN(100*([.$J$3]^([.A80]-1)))" office:value-type="float" office:value="522164">
            <text:p>522164</text:p>
          </table:table-cell>
          <table:table-cell table:formula="of:=ROUNDDOWN([.$K$3]+([.$H$3]*[.$A80]))" office:value-type="float" office:value="336">
            <text:p>336</text:p>
          </table:table-cell>
          <table:table-cell table:formula="of:=ROUNDDOWN([.$K$3]+([.$I$3]*[.$A80]))" office:value-type="float" office:value="415">
            <text:p>415</text:p>
          </table:table-cell>
          <table:table-cell table:formula="of:=ROUNDUP([.B80]/[.D80])" office:value-type="float" office:value="1259">
            <text:p>1259</text:p>
          </table:table-cell>
          <table:table-cell table:formula="of:=ROUNDUP([.B80]/[.C80])" office:value-type="float" office:value="1555">
            <text:p>1555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table:formula="of:=ROUNDDOWN(100*([.$J$3]^([.A81]-1)))" office:value-type="float" office:value="582735">
            <text:p>582735</text:p>
          </table:table-cell>
          <table:table-cell table:formula="of:=ROUNDDOWN([.$K$3]+([.$H$3]*[.$A81]))" office:value-type="float" office:value="340">
            <text:p>340</text:p>
          </table:table-cell>
          <table:table-cell table:formula="of:=ROUNDDOWN([.$K$3]+([.$I$3]*[.$A81]))" office:value-type="float" office:value="420">
            <text:p>420</text:p>
          </table:table-cell>
          <table:table-cell table:formula="of:=ROUNDUP([.B81]/[.D81])" office:value-type="float" office:value="1388">
            <text:p>1388</text:p>
          </table:table-cell>
          <table:table-cell table:formula="of:=ROUNDUP([.B81]/[.C81])" office:value-type="float" office:value="1714">
            <text:p>1714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table:formula="of:=ROUNDDOWN(100*([.$J$3]^([.A82]-1)))" office:value-type="float" office:value="650332">
            <text:p>650332</text:p>
          </table:table-cell>
          <table:table-cell table:formula="of:=ROUNDDOWN([.$K$3]+([.$H$3]*[.$A82]))" office:value-type="float" office:value="344">
            <text:p>344</text:p>
          </table:table-cell>
          <table:table-cell table:formula="of:=ROUNDDOWN([.$K$3]+([.$I$3]*[.$A82]))" office:value-type="float" office:value="425">
            <text:p>425</text:p>
          </table:table-cell>
          <table:table-cell table:formula="of:=ROUNDUP([.B82]/[.D82])" office:value-type="float" office:value="1531">
            <text:p>1531</text:p>
          </table:table-cell>
          <table:table-cell table:formula="of:=ROUNDUP([.B82]/[.C82])" office:value-type="float" office:value="1891">
            <text:p>1891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table:formula="of:=ROUNDDOWN(100*([.$J$3]^([.A83]-1)))" office:value-type="float" office:value="725771">
            <text:p>725771</text:p>
          </table:table-cell>
          <table:table-cell table:formula="of:=ROUNDDOWN([.$K$3]+([.$H$3]*[.$A83]))" office:value-type="float" office:value="348">
            <text:p>348</text:p>
          </table:table-cell>
          <table:table-cell table:formula="of:=ROUNDDOWN([.$K$3]+([.$I$3]*[.$A83]))" office:value-type="float" office:value="430">
            <text:p>430</text:p>
          </table:table-cell>
          <table:table-cell table:formula="of:=ROUNDUP([.B83]/[.D83])" office:value-type="float" office:value="1688">
            <text:p>1688</text:p>
          </table:table-cell>
          <table:table-cell table:formula="of:=ROUNDUP([.B83]/[.C83])" office:value-type="float" office:value="2086">
            <text:p>2086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table:formula="of:=ROUNDDOWN(100*([.$J$3]^([.A84]-1)))" office:value-type="float" office:value="809960">
            <text:p>809960</text:p>
          </table:table-cell>
          <table:table-cell table:formula="of:=ROUNDDOWN([.$K$3]+([.$H$3]*[.$A84]))" office:value-type="float" office:value="352">
            <text:p>352</text:p>
          </table:table-cell>
          <table:table-cell table:formula="of:=ROUNDDOWN([.$K$3]+([.$I$3]*[.$A84]))" office:value-type="float" office:value="435">
            <text:p>435</text:p>
          </table:table-cell>
          <table:table-cell table:formula="of:=ROUNDUP([.B84]/[.D84])" office:value-type="float" office:value="1862">
            <text:p>1862</text:p>
          </table:table-cell>
          <table:table-cell table:formula="of:=ROUNDUP([.B84]/[.C84])" office:value-type="float" office:value="2302">
            <text:p>2302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table:formula="of:=ROUNDDOWN(100*([.$J$3]^([.A85]-1)))" office:value-type="float" office:value="903916">
            <text:p>903916</text:p>
          </table:table-cell>
          <table:table-cell table:formula="of:=ROUNDDOWN([.$K$3]+([.$H$3]*[.$A85]))" office:value-type="float" office:value="356">
            <text:p>356</text:p>
          </table:table-cell>
          <table:table-cell table:formula="of:=ROUNDDOWN([.$K$3]+([.$I$3]*[.$A85]))" office:value-type="float" office:value="440">
            <text:p>440</text:p>
          </table:table-cell>
          <table:table-cell table:formula="of:=ROUNDUP([.B85]/[.D85])" office:value-type="float" office:value="2055">
            <text:p>2055</text:p>
          </table:table-cell>
          <table:table-cell table:formula="of:=ROUNDUP([.B85]/[.C85])" office:value-type="float" office:value="2540">
            <text:p>2540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table:formula="of:=ROUNDDOWN(100*([.$J$3]^([.A86]-1)))" office:value-type="float" office:value="1008770">
            <text:p>1008770</text:p>
          </table:table-cell>
          <table:table-cell table:formula="of:=ROUNDDOWN([.$K$3]+([.$H$3]*[.$A86]))" office:value-type="float" office:value="360">
            <text:p>360</text:p>
          </table:table-cell>
          <table:table-cell table:formula="of:=ROUNDDOWN([.$K$3]+([.$I$3]*[.$A86]))" office:value-type="float" office:value="445">
            <text:p>445</text:p>
          </table:table-cell>
          <table:table-cell table:formula="of:=ROUNDUP([.B86]/[.D86])" office:value-type="float" office:value="2267">
            <text:p>2267</text:p>
          </table:table-cell>
          <table:table-cell table:formula="of:=ROUNDUP([.B86]/[.C86])" office:value-type="float" office:value="2803">
            <text:p>2803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table:formula="of:=ROUNDDOWN(100*([.$J$3]^([.A87]-1)))" office:value-type="float" office:value="1125787">
            <text:p>1125787</text:p>
          </table:table-cell>
          <table:table-cell table:formula="of:=ROUNDDOWN([.$K$3]+([.$H$3]*[.$A87]))" office:value-type="float" office:value="364">
            <text:p>364</text:p>
          </table:table-cell>
          <table:table-cell table:formula="of:=ROUNDDOWN([.$K$3]+([.$I$3]*[.$A87]))" office:value-type="float" office:value="450">
            <text:p>450</text:p>
          </table:table-cell>
          <table:table-cell table:formula="of:=ROUNDUP([.B87]/[.D87])" office:value-type="float" office:value="2502">
            <text:p>2502</text:p>
          </table:table-cell>
          <table:table-cell table:formula="of:=ROUNDUP([.B87]/[.C87])" office:value-type="float" office:value="3093">
            <text:p>3093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table:formula="of:=ROUNDDOWN(100*([.$J$3]^([.A88]-1)))" office:value-type="float" office:value="1256379">
            <text:p>1256379</text:p>
          </table:table-cell>
          <table:table-cell table:formula="of:=ROUNDDOWN([.$K$3]+([.$H$3]*[.$A88]))" office:value-type="float" office:value="368">
            <text:p>368</text:p>
          </table:table-cell>
          <table:table-cell table:formula="of:=ROUNDDOWN([.$K$3]+([.$I$3]*[.$A88]))" office:value-type="float" office:value="455">
            <text:p>455</text:p>
          </table:table-cell>
          <table:table-cell table:formula="of:=ROUNDUP([.B88]/[.D88])" office:value-type="float" office:value="2762">
            <text:p>2762</text:p>
          </table:table-cell>
          <table:table-cell table:formula="of:=ROUNDUP([.B88]/[.C88])" office:value-type="float" office:value="3415">
            <text:p>3415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table:formula="of:=ROUNDDOWN(100*([.$J$3]^([.A89]-1)))" office:value-type="float" office:value="1402119">
            <text:p>1402119</text:p>
          </table:table-cell>
          <table:table-cell table:formula="of:=ROUNDDOWN([.$K$3]+([.$H$3]*[.$A89]))" office:value-type="float" office:value="372">
            <text:p>372</text:p>
          </table:table-cell>
          <table:table-cell table:formula="of:=ROUNDDOWN([.$K$3]+([.$I$3]*[.$A89]))" office:value-type="float" office:value="460">
            <text:p>460</text:p>
          </table:table-cell>
          <table:table-cell table:formula="of:=ROUNDUP([.B89]/[.D89])" office:value-type="float" office:value="3049">
            <text:p>3049</text:p>
          </table:table-cell>
          <table:table-cell table:formula="of:=ROUNDUP([.B89]/[.C89])" office:value-type="float" office:value="3770">
            <text:p>3770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table:formula="of:=ROUNDDOWN(100*([.$J$3]^([.A90]-1)))" office:value-type="float" office:value="1564765">
            <text:p>1564765</text:p>
          </table:table-cell>
          <table:table-cell table:formula="of:=ROUNDDOWN([.$K$3]+([.$H$3]*[.$A90]))" office:value-type="float" office:value="376">
            <text:p>376</text:p>
          </table:table-cell>
          <table:table-cell table:formula="of:=ROUNDDOWN([.$K$3]+([.$I$3]*[.$A90]))" office:value-type="float" office:value="465">
            <text:p>465</text:p>
          </table:table-cell>
          <table:table-cell table:formula="of:=ROUNDUP([.B90]/[.D90])" office:value-type="float" office:value="3366">
            <text:p>3366</text:p>
          </table:table-cell>
          <table:table-cell table:formula="of:=ROUNDUP([.B90]/[.C90])" office:value-type="float" office:value="4162">
            <text:p>4162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table:formula="of:=ROUNDDOWN(100*([.$J$3]^([.A91]-1)))" office:value-type="float" office:value="1746277">
            <text:p>1746277</text:p>
          </table:table-cell>
          <table:table-cell table:formula="of:=ROUNDDOWN([.$K$3]+([.$H$3]*[.$A91]))" office:value-type="float" office:value="380">
            <text:p>380</text:p>
          </table:table-cell>
          <table:table-cell table:formula="of:=ROUNDDOWN([.$K$3]+([.$I$3]*[.$A91]))" office:value-type="float" office:value="470">
            <text:p>470</text:p>
          </table:table-cell>
          <table:table-cell table:formula="of:=ROUNDUP([.B91]/[.D91])" office:value-type="float" office:value="3716">
            <text:p>3716</text:p>
          </table:table-cell>
          <table:table-cell table:formula="of:=ROUNDUP([.B91]/[.C91])" office:value-type="float" office:value="4596">
            <text:p>4596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table:formula="of:=ROUNDDOWN(100*([.$J$3]^([.A92]-1)))" office:value-type="float" office:value="1948845">
            <text:p>1948845</text:p>
          </table:table-cell>
          <table:table-cell table:formula="of:=ROUNDDOWN([.$K$3]+([.$H$3]*[.$A92]))" office:value-type="float" office:value="384">
            <text:p>384</text:p>
          </table:table-cell>
          <table:table-cell table:formula="of:=ROUNDDOWN([.$K$3]+([.$I$3]*[.$A92]))" office:value-type="float" office:value="475">
            <text:p>475</text:p>
          </table:table-cell>
          <table:table-cell table:formula="of:=ROUNDUP([.B92]/[.D92])" office:value-type="float" office:value="4103">
            <text:p>4103</text:p>
          </table:table-cell>
          <table:table-cell table:formula="of:=ROUNDUP([.B92]/[.C92])" office:value-type="float" office:value="5076">
            <text:p>5076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table:formula="of:=ROUNDDOWN(100*([.$J$3]^([.A93]-1)))" office:value-type="float" office:value="2174912">
            <text:p>2174912</text:p>
          </table:table-cell>
          <table:table-cell table:formula="of:=ROUNDDOWN([.$K$3]+([.$H$3]*[.$A93]))" office:value-type="float" office:value="388">
            <text:p>388</text:p>
          </table:table-cell>
          <table:table-cell table:formula="of:=ROUNDDOWN([.$K$3]+([.$I$3]*[.$A93]))" office:value-type="float" office:value="480">
            <text:p>480</text:p>
          </table:table-cell>
          <table:table-cell table:formula="of:=ROUNDUP([.B93]/[.D93])" office:value-type="float" office:value="4532">
            <text:p>4532</text:p>
          </table:table-cell>
          <table:table-cell table:formula="of:=ROUNDUP([.B93]/[.C93])" office:value-type="float" office:value="5606">
            <text:p>5606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table:formula="of:=ROUNDDOWN(100*([.$J$3]^([.A94]-1)))" office:value-type="float" office:value="2427201">
            <text:p>2427201</text:p>
          </table:table-cell>
          <table:table-cell table:formula="of:=ROUNDDOWN([.$K$3]+([.$H$3]*[.$A94]))" office:value-type="float" office:value="392">
            <text:p>392</text:p>
          </table:table-cell>
          <table:table-cell table:formula="of:=ROUNDDOWN([.$K$3]+([.$I$3]*[.$A94]))" office:value-type="float" office:value="485">
            <text:p>485</text:p>
          </table:table-cell>
          <table:table-cell table:formula="of:=ROUNDUP([.B94]/[.D94])" office:value-type="float" office:value="5005">
            <text:p>5005</text:p>
          </table:table-cell>
          <table:table-cell table:formula="of:=ROUNDUP([.B94]/[.C94])" office:value-type="float" office:value="6192">
            <text:p>6192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table:formula="of:=ROUNDDOWN(100*([.$J$3]^([.A95]-1)))" office:value-type="float" office:value="2708757">
            <text:p>2708757</text:p>
          </table:table-cell>
          <table:table-cell table:formula="of:=ROUNDDOWN([.$K$3]+([.$H$3]*[.$A95]))" office:value-type="float" office:value="396">
            <text:p>396</text:p>
          </table:table-cell>
          <table:table-cell table:formula="of:=ROUNDDOWN([.$K$3]+([.$I$3]*[.$A95]))" office:value-type="float" office:value="490">
            <text:p>490</text:p>
          </table:table-cell>
          <table:table-cell table:formula="of:=ROUNDUP([.B95]/[.D95])" office:value-type="float" office:value="5529">
            <text:p>5529</text:p>
          </table:table-cell>
          <table:table-cell table:formula="of:=ROUNDUP([.B95]/[.C95])" office:value-type="float" office:value="6841">
            <text:p>6841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table:formula="of:=ROUNDDOWN(100*([.$J$3]^([.A96]-1)))" office:value-type="float" office:value="3022973">
            <text:p>3022973</text:p>
          </table:table-cell>
          <table:table-cell table:formula="of:=ROUNDDOWN([.$K$3]+([.$H$3]*[.$A96]))" office:value-type="float" office:value="400">
            <text:p>400</text:p>
          </table:table-cell>
          <table:table-cell table:formula="of:=ROUNDDOWN([.$K$3]+([.$I$3]*[.$A96]))" office:value-type="float" office:value="495">
            <text:p>495</text:p>
          </table:table-cell>
          <table:table-cell table:formula="of:=ROUNDUP([.B96]/[.D96])" office:value-type="float" office:value="6108">
            <text:p>6108</text:p>
          </table:table-cell>
          <table:table-cell table:formula="of:=ROUNDUP([.B96]/[.C96])" office:value-type="float" office:value="7558">
            <text:p>7558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table:formula="of:=ROUNDDOWN(100*([.$J$3]^([.A97]-1)))" office:value-type="float" office:value="3373638">
            <text:p>3373638</text:p>
          </table:table-cell>
          <table:table-cell table:formula="of:=ROUNDDOWN([.$K$3]+([.$H$3]*[.$A97]))" office:value-type="float" office:value="404">
            <text:p>404</text:p>
          </table:table-cell>
          <table:table-cell table:formula="of:=ROUNDDOWN([.$K$3]+([.$I$3]*[.$A97]))" office:value-type="float" office:value="500">
            <text:p>500</text:p>
          </table:table-cell>
          <table:table-cell table:formula="of:=ROUNDUP([.B97]/[.D97])" office:value-type="float" office:value="6748">
            <text:p>6748</text:p>
          </table:table-cell>
          <table:table-cell table:formula="of:=ROUNDUP([.B97]/[.C97])" office:value-type="float" office:value="8351">
            <text:p>8351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table:formula="of:=ROUNDDOWN(100*([.$J$3]^([.A98]-1)))" office:value-type="float" office:value="3764980">
            <text:p>3764980</text:p>
          </table:table-cell>
          <table:table-cell table:formula="of:=ROUNDDOWN([.$K$3]+([.$H$3]*[.$A98]))" office:value-type="float" office:value="408">
            <text:p>408</text:p>
          </table:table-cell>
          <table:table-cell table:formula="of:=ROUNDDOWN([.$K$3]+([.$I$3]*[.$A98]))" office:value-type="float" office:value="505">
            <text:p>505</text:p>
          </table:table-cell>
          <table:table-cell table:formula="of:=ROUNDUP([.B98]/[.D98])" office:value-type="float" office:value="7456">
            <text:p>7456</text:p>
          </table:table-cell>
          <table:table-cell table:formula="of:=ROUNDUP([.B98]/[.C98])" office:value-type="float" office:value="9228">
            <text:p>9228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table:formula="of:=ROUNDDOWN(100*([.$J$3]^([.A99]-1)))" office:value-type="float" office:value="4201717">
            <text:p>4201717</text:p>
          </table:table-cell>
          <table:table-cell table:formula="of:=ROUNDDOWN([.$K$3]+([.$H$3]*[.$A99]))" office:value-type="float" office:value="412">
            <text:p>412</text:p>
          </table:table-cell>
          <table:table-cell table:formula="of:=ROUNDDOWN([.$K$3]+([.$I$3]*[.$A99]))" office:value-type="float" office:value="510">
            <text:p>510</text:p>
          </table:table-cell>
          <table:table-cell table:formula="of:=ROUNDUP([.B99]/[.D99])" office:value-type="float" office:value="8239">
            <text:p>8239</text:p>
          </table:table-cell>
          <table:table-cell table:formula="of:=ROUNDUP([.B99]/[.C99])" office:value-type="float" office:value="10199">
            <text:p>10199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table:formula="of:=ROUNDDOWN(100*([.$J$3]^([.A100]-1)))" office:value-type="float" office:value="4689117">
            <text:p>4689117</text:p>
          </table:table-cell>
          <table:table-cell table:formula="of:=ROUNDDOWN([.$K$3]+([.$H$3]*[.$A100]))" office:value-type="float" office:value="416">
            <text:p>416</text:p>
          </table:table-cell>
          <table:table-cell table:formula="of:=ROUNDDOWN([.$K$3]+([.$I$3]*[.$A100]))" office:value-type="float" office:value="515">
            <text:p>515</text:p>
          </table:table-cell>
          <table:table-cell table:formula="of:=ROUNDUP([.B100]/[.D100])" office:value-type="float" office:value="9106">
            <text:p>9106</text:p>
          </table:table-cell>
          <table:table-cell table:formula="of:=ROUNDUP([.B100]/[.C100])" office:value-type="float" office:value="11272">
            <text:p>11272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table:formula="of:=ROUNDDOWN(100*([.$J$3]^([.A101]-1)))" office:value-type="float" office:value="5233054">
            <text:p>5233054</text:p>
          </table:table-cell>
          <table:table-cell table:formula="of:=ROUNDDOWN([.$K$3]+([.$H$3]*[.$A101]))" office:value-type="float" office:value="420">
            <text:p>420</text:p>
          </table:table-cell>
          <table:table-cell table:formula="of:=ROUNDDOWN([.$K$3]+([.$I$3]*[.$A101]))" office:value-type="float" office:value="520">
            <text:p>520</text:p>
          </table:table-cell>
          <table:table-cell table:formula="of:=ROUNDUP([.B101]/[.D101])" office:value-type="float" office:value="10064">
            <text:p>10064</text:p>
          </table:table-cell>
          <table:table-cell table:formula="of:=ROUNDUP([.B101]/[.C101])" office:value-type="float" office:value="12460">
            <text:p>1246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0:39:26.25</meta:creation-date>
    <dc:date>2014-07-24T16:00:38.28</dc:date>
    <meta:editing-duration>PT29M40S</meta:editing-duration>
    <meta:editing-cycles>1</meta:editing-cycles>
    <meta:document-statistic meta:table-count="1" meta:cell-count="614" meta:object-count="0"/>
    <meta:generator>LibreOffice/4.0.5.2$Windows_x86 LibreOffice_project/5464147a081647a250913f19c0715bca595af2f</meta:generator>
  </office:meta>
</office:document-meta>
</file>